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15500006D630000520B94F6BD06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3.561cm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objectwithoutfill">
      <style:graphic-properties draw:fill="solid" draw:fill-color="#ffffff" draw:textarea-vertical-align="middle"/>
    </style:style>
    <style:style style:name="gr6" style:family="graphic" style:parent-style-name="standard">
      <style:graphic-properties draw:fill="solid" draw:fill-color="#ffffff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Light'" style:font-family-generic="swiss" style:font-pitch="variable" fo:font-size="28pt" fo:font-weight="150" style:font-size-asian="28pt" style:font-size-complex="28pt"/>
    </style:style>
    <style:style style:name="P3" style:family="paragraph">
      <style:paragraph-properties fo:text-align="center"/>
      <style:text-properties fo:font-size="72pt" style:font-size-asian="72pt" style:font-size-complex="72pt"/>
    </style:style>
    <style:style style:name="P4" style:family="paragraph">
      <style:paragraph-properties fo:text-align="center"/>
      <style:text-properties fo:font-family="'DejaVu Sans Light'" style:font-family-generic="swiss" style:font-pitch="variable" fo:font-size="72pt" fo:font-weight="150" style:font-size-asian="72pt" style:font-size-complex="72pt"/>
    </style:style>
    <style:style style:name="T1" style:family="text">
      <style:text-properties fo:font-family="'DejaVu Sans Light'" style:font-family-generic="swiss" style:font-pitch="variable" fo:font-size="28pt" fo:font-weight="150" style:font-size-asian="28pt" style:font-size-complex="28pt"/>
    </style:style>
    <style:style style:name="T2" style:family="text">
      <style:text-properties fo:font-family="'DejaVu Sans Light'" style:font-family-generic="swiss" style:font-pitch="variable" fo:font-size="72pt" fo:font-weight="150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603cm" svg:height="21cm" svg:x="7.668cm" svg:y="0cm">
          <text:p/>
        </draw:rect>
        <draw:custom-shape draw:style-name="gr2" draw:text-style-name="P1" draw:layer="layout" svg:width="4.789cm" svg:height="4.331cm" svg:x="11.527cm" svg:y="6.3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3" draw:layer="layout" svg:width="7.826cm" svg:height="3.811cm" svg:x="9.826cm" svg:y="13.098cm">
          <draw:text-box>
            <text:p>Me in a nutshell lahblaha blahblahalbhalhblahkdlhfaklfa;gheafalkjfdaj;fdj;fkdk;f</text:p>
            <text:p>Blkadjfklajsd'vdsafkjds;lkajkgsd;dkfdlasfkdljs</text:p>
          </draw:text-box>
        </draw:frame>
        <draw:g>
          <draw:rect draw:style-name="gr4" draw:text-style-name="P1" draw:layer="layout" svg:width="2.334cm" svg:height="2.262cm" svg:x="17.586cm" svg:y="1.926cm">
            <text:p/>
          </draw:rect>
          <draw:line draw:style-name="gr5" draw:text-style-name="P1" draw:layer="layout" svg:x1="17.9cm" svg:y1="2.519cm" svg:x2="19.691cm" svg:y2="2.519cm">
            <text:p/>
          </draw:line>
          <draw:line draw:style-name="gr5" draw:text-style-name="P1" draw:layer="layout" svg:x1="17.901cm" svg:y1="3.119cm" svg:x2="19.692cm" svg:y2="3.119cm">
            <text:p/>
          </draw:line>
          <draw:line draw:style-name="gr5" draw:text-style-name="P1" draw:layer="layout" svg:x1="17.802cm" svg:y1="3.719cm" svg:x2="19.593cm" svg:y2="3.719cm">
            <text:p/>
          </draw:line>
        </draw:g>
        <draw:rect draw:style-name="gr6" draw:text-style-name="P2" draw:layer="layout" svg:width="6.81cm" svg:height="2.83cm" svg:x="9.615cm" svg:y="1.717cm">
          <text:p text:style-name="P2"><text:span text:style-name="T1">Hi I'm Mischa</text:span></text:p>
        </draw:rect>
      </draw:page>
      <draw:page draw:name="page2" draw:style-name="dp1" draw:master-page-name="Default">
        <draw:g>
          <draw:rect draw:style-name="gr4" draw:text-style-name="P1" draw:layer="layout" svg:width="28cm" svg:height="21cm" svg:x="0cm" svg:y="0cm">
            <text:p/>
          </draw:rect>
          <draw:rect draw:style-name="gr6" draw:text-style-name="P4" draw:layer="layout" svg:width="17.707cm" svg:height="5.068cm" svg:x="5.044cm" svg:y="1.232cm">
            <text:p text:style-name="P3"><text:span text:style-name="T2">Hi I'm Mischa</text:span></text:p>
          </draw:rect>
          <draw:custom-shape draw:style-name="gr2" draw:text-style-name="P1" draw:layer="layout" svg:width="6.919cm" svg:height="5.75cm" svg:x="10.465cm" svg:y="8.1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rect draw:style-name="gr6" draw:text-style-name="P1" draw:layer="layout" svg:width="12.724cm" svg:height="3.847cm" svg:x="7.538cm" svg:y="15.215cm">
            <text:p text:style-name="P1">A little bit talking about talking about me</text:p>
          </draw:rect>
          <draw:rect draw:style-name="gr4" draw:text-style-name="P1" draw:layer="layout" svg:width="3.774cm" svg:height="0.895cm" svg:x="7.586cm" svg:y="6.301cm">
            <text:p/>
          </draw:rect>
          <draw:rect draw:style-name="gr4" draw:text-style-name="P1" draw:layer="layout" svg:width="3.774cm" svg:height="0.895cm" svg:x="11.986cm" svg:y="6.302cm">
            <text:p/>
          </draw:rect>
          <draw:rect draw:style-name="gr4" draw:text-style-name="P1" draw:layer="layout" svg:width="3.774cm" svg:height="0.895cm" svg:x="16.486cm" svg:y="6.302cm">
            <text:p/>
          </draw:rect>
        </draw:g>
      </draw:page>
      <draw:page draw:name="page3" draw:style-name="dp1" draw:master-page-name="Default">
        <draw:frame draw:style-name="gr7" draw:text-style-name="P1" draw:layer="layout" svg:width="28.002cm" svg:height="21.002cm" svg:x="-0.001cm" svg:y="-0.001cm">
          <draw:image xlink:href="Pictures/2000015500006D630000520B94F6BD06.svm" xlink:type="simple" xlink:show="embed" xlink:actuate="onLoad">
            <text:p/>
          </draw:image>
        </draw:frame>
      </draw:page>
      <draw:page draw:name="page4" draw:style-name="dp1" draw:master-page-name="Default">
        <draw:g>
          <draw:rect draw:style-name="gr1" draw:text-style-name="P1" draw:layer="layout" svg:width="12.603cm" svg:height="21cm" svg:x="7.669cm" svg:y="0cm">
            <text:p/>
          </draw:rect>
          <draw:g>
            <draw:rect draw:style-name="gr4" draw:text-style-name="P1" draw:layer="layout" svg:width="2.334cm" svg:height="2.262cm" svg:x="17.587cm" svg:y="1.926cm">
              <text:p/>
            </draw:rect>
            <draw:line draw:style-name="gr5" draw:text-style-name="P1" draw:layer="layout" svg:x1="17.901cm" svg:y1="2.519cm" svg:x2="19.692cm" svg:y2="2.519cm">
              <text:p/>
            </draw:line>
            <draw:line draw:style-name="gr5" draw:text-style-name="P1" draw:layer="layout" svg:x1="17.902cm" svg:y1="3.119cm" svg:x2="19.693cm" svg:y2="3.119cm">
              <text:p/>
            </draw:line>
            <draw:line draw:style-name="gr5" draw:text-style-name="P1" draw:layer="layout" svg:x1="17.803cm" svg:y1="3.719cm" svg:x2="19.594cm" svg:y2="3.719cm">
              <text:p/>
            </draw:line>
          </draw:g>
          <draw:rect draw:style-name="gr6" draw:text-style-name="P2" draw:layer="layout" svg:width="6.81cm" svg:height="2.83cm" svg:x="9.616cm" svg:y="1.717cm">
            <text:p text:style-name="P2"><text:span text:style-name="T1">Hi I'm Mischa</text:span></text:p>
          </draw:rect>
          <draw:rect draw:style-name="gr6" draw:text-style-name="P1" draw:layer="layout" svg:width="5.056cm" svg:height="1.209cm" svg:x="11.284cm" svg:y="6.144cm">
            <text:p text:style-name="P1">Title</text:p>
          </draw:rect>
          <draw:rect draw:style-name="gr6" draw:text-style-name="P1" draw:layer="layout" svg:width="9.652cm" svg:height="10.269cm" svg:x="9.023cm" svg:y="7.898cm">
            <text:p text:style-name="P1">blogogogogogogogo</text:p>
          </draw:rect>
          <draw:rect draw:style-name="gr8" draw:text-style-name="P1" draw:layer="layout" svg:width="9.688cm" svg:height="1.197cm" svg:x="9.023cm" svg:y="18.953cm">
            <text:p/>
          </draw:rect>
          <draw:custom-shape draw:style-name="gr9" draw:text-style-name="P1" draw:layer="layout" svg:width="0.508cm" svg:height="0.58cm" svg:x="9.337cm" svg:y="19.3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1" draw:layer="layout" svg:width="0.508cm" svg:height="0.58cm" svg:x="10.138cm" svg:y="19.34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1" draw:layer="layout" svg:width="0.508cm" svg:height="0.58cm" svg:x="10.938cm" svg:y="19.34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1" draw:layer="layout" svg:width="0.508cm" svg:height="0.58cm" svg:x="11.838cm" svg:y="19.34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1" draw:layer="layout" svg:width="0.508cm" svg:height="0.58cm" svg:x="12.738cm" svg:y="19.34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1" draw:layer="layout" svg:width="0.508cm" svg:height="0.58cm" svg:x="13.538cm" svg:y="19.34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1" draw:layer="layout" svg:width="0.508cm" svg:height="0.58cm" svg:x="14.439cm" svg:y="19.34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1" draw:layer="layout" svg:width="0.508cm" svg:height="0.58cm" svg:x="15.339cm" svg:y="19.34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1" draw:layer="layout" svg:width="0.508cm" svg:height="0.58cm" svg:x="16.239cm" svg:y="19.34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1" draw:layer="layout" svg:width="0.508cm" svg:height="0.58cm" svg:x="17.139cm" svg:y="19.34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1" draw:layer="layout" svg:width="0.508cm" svg:height="0.58cm" svg:x="17.939cm" svg:y="19.34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scha Saunders</meta:initial-creator>
    <meta:creation-date>2016-10-13T12:19:57.92</meta:creation-date>
    <dc:date>2016-10-13T14:29:52.31</dc:date>
    <dc:creator>Mischa Saunders</dc:creator>
    <meta:editing-duration>PT1H16M7S</meta:editing-duration>
    <meta:editing-cycles>3</meta:editing-cycles>
    <meta:generator>OpenOffice/4.1.1$Win32 OpenOffice.org_project/411m6$Build-9775</meta:generator>
    <meta:document-statistic meta:object-count="40"/>
  </office:meta>
</office:document-meta>
</file>